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49e3" officeooo:paragraph-rsid="001249e3"/>
    </style:style>
    <style:style style:name="P2" style:family="paragraph" style:parent-style-name="Standard">
      <style:text-properties officeooo:paragraph-rsid="001249e3"/>
    </style:style>
    <style:style style:name="P3" style:family="paragraph" style:parent-style-name="Standard">
      <style:text-properties officeooo:rsid="00128de2" officeooo:paragraph-rsid="00128de2"/>
    </style:style>
    <style:style style:name="P4" style:family="paragraph" style:parent-style-name="Standard">
      <style:text-properties officeooo:rsid="0012a9d6" officeooo:paragraph-rsid="0012a9d6"/>
    </style:style>
    <style:style style:name="P5" style:family="paragraph" style:parent-style-name="Standard">
      <style:text-properties officeooo:rsid="0013dde6" officeooo:paragraph-rsid="0013dde6"/>
    </style:style>
    <style:style style:name="P6" style:family="paragraph" style:parent-style-name="Standard">
      <style:text-properties officeooo:paragraph-rsid="00147a07"/>
    </style:style>
    <style:style style:name="P7" style:family="paragraph" style:parent-style-name="Standard">
      <style:text-properties officeooo:rsid="001904ab" officeooo:paragraph-rsid="001904ab"/>
    </style:style>
    <style:style style:name="P8" style:family="paragraph" style:parent-style-name="Standard">
      <style:text-properties officeooo:rsid="001ad30c" officeooo:paragraph-rsid="001ad30c"/>
    </style:style>
    <style:style style:name="P9" style:family="paragraph" style:parent-style-name="Standard">
      <style:text-properties officeooo:rsid="001904ab" officeooo:paragraph-rsid="001904ab"/>
    </style:style>
    <style:style style:name="P10" style:family="paragraph" style:parent-style-name="Standard">
      <style:text-properties officeooo:rsid="001c6f52" officeooo:paragraph-rsid="001c6f52"/>
    </style:style>
    <style:style style:name="P11" style:family="paragraph" style:parent-style-name="Standard">
      <style:text-properties officeooo:rsid="001dcb89" officeooo:paragraph-rsid="001dcb89"/>
    </style:style>
    <style:style style:name="P12" style:family="paragraph" style:parent-style-name="Standard">
      <style:text-properties officeooo:rsid="001249e3" officeooo:paragraph-rsid="001249e3"/>
    </style:style>
    <style:style style:name="T1" style:family="text">
      <style:text-properties officeooo:rsid="00128de2"/>
    </style:style>
    <style:style style:name="T2" style:family="text">
      <style:text-properties officeooo:rsid="0013dde6"/>
    </style:style>
    <style:style style:name="T3" style:family="text">
      <style:text-properties officeooo:rsid="00147a07"/>
    </style:style>
    <style:style style:name="T4" style:family="text">
      <style:text-properties officeooo:rsid="00166d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6/11/2020</text:p>
      <text:p text:style-name="P3"/>
      <text:p text:style-name="P3">Començo la simulació amb Proteus i Tinkercad, i les primeres línies de programació de la versió 0.</text:p>
      <text:p text:style-name="P1"/>
      <text:p text:style-name="P1">17/11/2020</text:p>
      <text:p text:style-name="P1"/>
      <text:p text:style-name="P4">Deixo la fase 0 en que li passo el moviment via variable i i<text:span text:style-name="T1">mplemento la versió 00, </text:span>en que li passaré per port sèrie el moviment que vull que faci el cotxe.</text:p>
      <text:p text:style-name="P1"/>
      <text:p text:style-name="P1">Després de fer el muntatge físic del G1, el funcionament dels motors no és òptim. Sembla no haver-hi prou potència. Descarto fer sortir els quatre pins d’activació dels motors d’un sol pin d’Arduino (9) mitjançant un pont, i els faig sortir per quatre pins diferents (2 a 5).</text:p>
      <text:p text:style-name="P1"/>
      <text:p text:style-name="P1">Amb la connexió a la xarxa elèctrica li costa molt d’avançar i hi ha una roda (darrera esquerra) <text:s/>que no roda bé.</text:p>
      <text:p text:style-name="P2"/>
      <text:p text:style-name="P1">Amb la pila de 9V no és capaç ni de tan sols moure una sola roda.</text:p>
      <text:p text:style-name="P1"/>
      <text:p text:style-name="P1">Mesurem el consum d’un sol motor amb un amperímetre. <text:span text:style-name="T2">100 miliampers.</text:span></text:p>
      <text:p text:style-name="P1"/>
      <text:p text:style-name="P5">18/11/2020</text:p>
      <text:p text:style-name="P5"/>
      <text:p text:style-name="P5">Descobreixo que el selector de voltatge del costat dret de la placa d’alimentació auxiliar estava posat a 3.3V, de manera que part de la placa de proves (d’on s’alimentava entre altres l’Arduino) s’estava alimentant a 3.3V, el que donava problemes d’alimentació.</text:p>
      <text:p text:style-name="P5"/>
      <text:p text:style-name="P5">D’altra banda el motor del darrera esquerra que no girava prou bé, descobreixo que una excessiva pressió dels cargols feia que el frenés. Afluixo una mica els cargols i ara ja roda amb normalitat.</text:p>
      <text:p text:style-name="P5"/>
      <text:p text:style-name="P6"><text:span text:style-name="T4">Incorporo</text:span><text:span text:style-name="T3"> la fase 1, en <text:s/>que </text:span><text:span text:style-name="T4">incloc</text:span><text:span text:style-name="T3"> un botó que em permetrà modificar la direcció del cotxe i un display que em mostri quin valor de direcció està funcionant.</text:span></text:p>
      <text:p text:style-name="P6"/>
      <text:p text:style-name="P7">19/11/2020</text:p>
      <text:p text:style-name="P7"/>
      <text:p text:style-name="P7">Començo a treballar amb el comandament per radiofreqüència.</text:p>
      <text:p text:style-name="P7"/>
      <text:p text:style-name="P7"/>
      <text:p text:style-name="P7">L’emissor és el «Qiachip TX118SA-4 ASK RF Transmitter Module Remote Control 1527 Encoding For Arduino Module DIY 433MHz» i el receptor el «QIACHIP RX480E 433Mhz Wireless Remote Control Switch 4CH RF Relay 1527 Encoding Learning Module For Light Receiver Diy Kit»</text:p>
      <text:p text:style-name="P7"/>
      <text:p text:style-name="P10">Soldo les antenes i els pins de l’emissor, ja que els pins són molt curts i no queda ben agafat el cable ni es fixa bé a una placa de connexions.</text:p>
      <text:p text:style-name="P7"/>
      <text:p text:style-name="P7"><text:s/>Pairing Instructions:</text:p>
      <text:p text:style-name="P7"/>
      <text:p text:style-name="P7"><text:s text:c="4"/>Delete existing data: Press learning button 8 times. Response: LED flashes 7 times.</text:p>
      <text:p text:style-name="P7"><text:s text:c="4"/>Learning remote code: press learning key once, twice or three times (see below).</text:p>
      <text:p text:style-name="P7"><text:s text:c="4"/>LED turns on: learning mode is active. Press any button of the remote control.</text:p>
      <text:p text:style-name="P7"><text:s text:c="4"/>LED indicator flashes three times: learning successfully completed.</text:p>
      <text:p text:style-name="P7"><text:s text:c="4"/>Test: after the above operation , the receiver board can be controlled by the remote control.</text:p>
      <text:p text:style-name="P7"/>
      <text:p text:style-name="P7"><text:soft-page-break/>Functions:</text:p>
      <text:p text:style-name="P7"/>
      <text:p text:style-name="P7"><text:s text:c="4"/>Press once: Inching mode (Momentary Mode)</text:p>
      <text:p text:style-name="P7"><text:s text:c="4"/>Press twice: self-Lock Mode (Toggle-Mode of the 4 Channels)</text:p>
      <text:p text:style-name="P7"><text:s text:c="4"/>Press three times: interlocked mode (selected channel active and be cleared, if another channel becomes active)</text:p>
      <text:p text:style-name="P7"/>
      <text:p text:style-name="P8">Pins receptor:</text:p>
      <text:p text:style-name="P8"/>
      <text:p text:style-name="P8">GND : ground or negative pole</text:p>
      <text:p text:style-name="P8">+V : DC3.3~5V input</text:p>
      <text:p text:style-name="P8">D0: Data output</text:p>
      <text:p text:style-name="P8">D1: Data output</text:p>
      <text:p text:style-name="P8">D2: Data output</text:p>
      <text:p text:style-name="P8">D3: Data output</text:p>
      <text:p text:style-name="P8">VT: Output </text:p>
      <text:p text:style-name="P1"/>
      <text:p text:style-name="P11">Problemes per enviar/rebre dades ja que funciona al revés de l’esperat, està sempre en alt i quan envio un missatge es canvia a baix.</text:p>
      <text:p text:style-name="P1"/>
      <text:p text:style-name="P11">20/11/2020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4:09:27.058000000</meta:creation-date>
    <dc:date>2020-11-20T09:31:58.425000000</dc:date>
    <meta:editing-duration>PT5H46M19S</meta:editing-duration>
    <meta:editing-cycles>10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36" meta:word-count="483" meta:character-count="2849" meta:non-whitespace-character-count="2366"/>
  </office:meta>
</office:document-meta>
</file>